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37.31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9.92mm" svg:height="90.04mm" svg:x="94.69mm" svg:y="294.83mm">
            <draw:object draw:notify-on-update-of-ranges="Sheet1.B60:Sheet1.B85 Sheet1.A2:Sheet1.A27 Sheet1.A2:Sheet1.A27 Sheet1.B2:Sheet1.B27 Sheet1.B31:Sheet1.B56 Sheet1.A2:Sheet1.A27 Sheet1.B89:Sheet1.B114 Sheet1.A2:Sheet1.A2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11" table:default-cell-style-name="Default"/>
        <table:table-row table:style-name="ro1">
          <table:table-cell office:value-type="string" calcext:value-type="string">
            <text:p>Ordenador Dani</text:p>
          </table:table-cell>
          <table:table-cell table:number-columns-repeated="11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" office:value-type="float" office:value="0.0000053" calcext:value-type="float">
            <text:p>5.30E-06</text:p>
          </table:table-cell>
          <table:table-cell table:style-name="ce1" table:number-columns-repeated="10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" office:value-type="float" office:value="0.0000169" calcext:value-type="float">
            <text:p>1.69E-05</text:p>
          </table:table-cell>
          <table:table-cell table:style-name="ce1" table:number-columns-repeated="10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" office:value-type="float" office:value="0.0000214" calcext:value-type="float">
            <text:p>2.14E-05</text:p>
          </table:table-cell>
          <table:table-cell table:style-name="ce1" table:number-columns-repeated="10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" office:value-type="float" office:value="0.0000595" calcext:value-type="float">
            <text:p>5.95E-05</text:p>
          </table:table-cell>
          <table:table-cell table:style-name="ce1" table:number-columns-repeated="10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1" office:value-type="float" office:value="0.0000843" calcext:value-type="float">
            <text:p>8.43E-05</text:p>
          </table:table-cell>
          <table:table-cell table:style-name="ce1" table:number-columns-repeated="1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001714" calcext:value-type="float">
            <text:p>0.0001714</text:p>
          </table:table-cell>
          <table:table-cell table:style-name="ce1" table:number-columns-repeated="1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03404" calcext:value-type="float">
            <text:p>0.0003404</text:p>
          </table:table-cell>
          <table:table-cell table:number-columns-repeated="1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006717" calcext:value-type="float">
            <text:p>0.0006717</text:p>
          </table:table-cell>
          <table:table-cell table:number-columns-repeated="1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013148" calcext:value-type="float">
            <text:p>0.0013148</text:p>
          </table:table-cell>
          <table:table-cell table:number-columns-repeated="10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026739" calcext:value-type="float">
            <text:p>0.0026739</text:p>
          </table:table-cell>
          <table:table-cell table:number-columns-repeated="1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51008" calcext:value-type="float">
            <text:p>0.0051008</text:p>
          </table:table-cell>
          <table:table-cell table:number-columns-repeated="1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100482" calcext:value-type="float">
            <text:p>0.0100482</text:p>
          </table:table-cell>
          <table:table-cell table:number-columns-repeated="1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201219" calcext:value-type="float">
            <text:p>0.0201219</text:p>
          </table:table-cell>
          <table:table-cell table:number-columns-repeated="10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0402387" calcext:value-type="float">
            <text:p>0.0402387</text:p>
          </table:table-cell>
          <table:table-cell table:number-columns-repeated="10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801855" calcext:value-type="float">
            <text:p>0.0801855</text:p>
          </table:table-cell>
          <table:table-cell table:number-columns-repeated="10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1599717" calcext:value-type="float">
            <text:p>0.1599717</text:p>
          </table:table-cell>
          <table:table-cell table:number-columns-repeated="10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3196782" calcext:value-type="float">
            <text:p>0.3196782</text:p>
          </table:table-cell>
          <table:table-cell table:number-columns-repeated="10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6388178" calcext:value-type="float">
            <text:p>0.6388178</text:p>
          </table:table-cell>
          <table:table-cell table:number-columns-repeated="10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.276985" calcext:value-type="float">
            <text:p>1.276985</text:p>
          </table:table-cell>
          <table:table-cell table:number-columns-repeated="1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.554396" calcext:value-type="float">
            <text:p>2.554396</text:p>
          </table:table-cell>
          <table:table-cell table:number-columns-repeated="1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.105241" calcext:value-type="float">
            <text:p>5.105241</text:p>
          </table:table-cell>
          <table:table-cell table:number-columns-repeated="10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0.21178" calcext:value-type="float">
            <text:p>10.21178</text:p>
          </table:table-cell>
          <table:table-cell table:number-columns-repeated="1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0.43255" calcext:value-type="float">
            <text:p>20.43255</text:p>
          </table:table-cell>
          <table:table-cell table:number-columns-repeated="10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0.82701" calcext:value-type="float">
            <text:p>40.82701</text:p>
          </table:table-cell>
          <table:table-cell table:number-columns-repeated="10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81.85065" calcext:value-type="float">
            <text:p>81.85065</text:p>
          </table:table-cell>
          <table:table-cell table:number-columns-repeated="10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63.346" calcext:value-type="float">
            <text:p>163.346</text:p>
          </table:table-cell>
          <table:table-cell table:number-columns-repeated="10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Ordenador Antonio</text:p>
          </table:table-cell>
          <table:table-cell table:number-columns-repeated="11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" office:value-type="float" office:value="0.0000069" calcext:value-type="float">
            <text:p>6.90E-06</text:p>
          </table:table-cell>
          <table:table-cell table:number-columns-repeated="10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" office:value-type="float" office:value="0.0000132" calcext:value-type="float">
            <text:p>1.32E-05</text:p>
          </table:table-cell>
          <table:table-cell table:number-columns-repeated="10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" office:value-type="float" office:value="0.0000358" calcext:value-type="float">
            <text:p>3.58E-05</text:p>
          </table:table-cell>
          <table:table-cell table:number-columns-repeated="10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" office:value-type="float" office:value="0.0000519" calcext:value-type="float">
            <text:p>5.19E-05</text:p>
          </table:table-cell>
          <table:table-cell table:number-columns-repeated="1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001017" calcext:value-type="float">
            <text:p>0.0001017</text:p>
          </table:table-cell>
          <table:table-cell table:number-columns-repeated="1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002107" calcext:value-type="float">
            <text:p>0.0002107</text:p>
          </table:table-cell>
          <table:table-cell table:number-columns-repeated="1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0455" calcext:value-type="float">
            <text:p>0.000455</text:p>
          </table:table-cell>
          <table:table-cell table:number-columns-repeated="1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008081" calcext:value-type="float">
            <text:p>0.0008081</text:p>
          </table:table-cell>
          <table:table-cell table:number-columns-repeated="1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017338" calcext:value-type="float">
            <text:p>0.0017338</text:p>
          </table:table-cell>
          <table:table-cell table:number-columns-repeated="10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0336" calcext:value-type="float">
            <text:p>0.00336</text:p>
          </table:table-cell>
          <table:table-cell table:number-columns-repeated="1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69354" calcext:value-type="float">
            <text:p>0.0069354</text:p>
          </table:table-cell>
          <table:table-cell table:number-columns-repeated="1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130473" calcext:value-type="float">
            <text:p>0.0130473</text:p>
          </table:table-cell>
          <table:table-cell table:number-columns-repeated="1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255385" calcext:value-type="float">
            <text:p>0.0255385</text:p>
          </table:table-cell>
          <table:table-cell table:number-columns-repeated="10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0511232" calcext:value-type="float">
            <text:p>0.0511232</text:p>
          </table:table-cell>
          <table:table-cell table:number-columns-repeated="10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1050776" calcext:value-type="float">
            <text:p>0.1050776</text:p>
          </table:table-cell>
          <table:table-cell table:number-columns-repeated="10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2047198" calcext:value-type="float">
            <text:p>0.2047198</text:p>
          </table:table-cell>
          <table:table-cell table:number-columns-repeated="10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4075724" calcext:value-type="float">
            <text:p>0.4075724</text:p>
          </table:table-cell>
          <table:table-cell table:number-columns-repeated="10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8137675" calcext:value-type="float">
            <text:p>0.8137675</text:p>
          </table:table-cell>
          <table:table-cell table:number-columns-repeated="10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.626439" calcext:value-type="float">
            <text:p>1.626439</text:p>
          </table:table-cell>
          <table:table-cell table:number-columns-repeated="1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.251153" calcext:value-type="float">
            <text:p>3.251153</text:p>
          </table:table-cell>
          <table:table-cell table:number-columns-repeated="1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.519034" calcext:value-type="float">
            <text:p>6.519034</text:p>
          </table:table-cell>
          <table:table-cell table:number-columns-repeated="10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3.17781" calcext:value-type="float">
            <text:p>13.17781</text:p>
          </table:table-cell>
          <table:table-cell table:number-columns-repeated="1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6.20436" calcext:value-type="float">
            <text:p>26.20436</text:p>
          </table:table-cell>
          <table:table-cell table:number-columns-repeated="10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2.20523" calcext:value-type="float">
            <text:p>52.20523</text:p>
          </table:table-cell>
          <table:table-cell table:number-columns-repeated="10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04.4314" calcext:value-type="float">
            <text:p>104.4314</text:p>
          </table:table-cell>
          <table:table-cell table:number-columns-repeated="10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08.943" calcext:value-type="float">
            <text:p>208.943</text:p>
          </table:table-cell>
          <table:table-cell table:number-columns-repeated="10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Ordenador Manuel</text:p>
          </table:table-cell>
          <table:table-cell table:number-columns-repeated="11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" office:value-type="float" office:value="0.0000053377" calcext:value-type="float">
            <text:p>5.34E-06</text:p>
          </table:table-cell>
          <table:table-cell table:number-columns-repeated="10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" office:value-type="float" office:value="0.0000105068" calcext:value-type="float">
            <text:p>1.05E-05</text:p>
          </table:table-cell>
          <table:table-cell table:number-columns-repeated="10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" office:value-type="float" office:value="0.0000235603" calcext:value-type="float">
            <text:p>2.36E-05</text:p>
          </table:table-cell>
          <table:table-cell table:number-columns-repeated="10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" office:value-type="float" office:value="0.0000453646" calcext:value-type="float">
            <text:p>4.54E-05</text:p>
          </table:table-cell>
          <table:table-cell table:number-columns-repeated="10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1" office:value-type="float" office:value="0.0000773548" calcext:value-type="float">
            <text:p>7.74E-05</text:p>
          </table:table-cell>
          <table:table-cell table:number-columns-repeated="1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00189292" calcext:value-type="float">
            <text:p>0.000189292</text:p>
          </table:table-cell>
          <table:table-cell table:number-columns-repeated="1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0319303" calcext:value-type="float">
            <text:p>0.000319303</text:p>
          </table:table-cell>
          <table:table-cell table:number-columns-repeated="1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0077074" calcext:value-type="float">
            <text:p>0.00077074</text:p>
          </table:table-cell>
          <table:table-cell table:number-columns-repeated="1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012747" calcext:value-type="float">
            <text:p>0.0012747</text:p>
          </table:table-cell>
          <table:table-cell table:number-columns-repeated="10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0255864" calcext:value-type="float">
            <text:p>0.00255864</text:p>
          </table:table-cell>
          <table:table-cell table:number-columns-repeated="1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524924" calcext:value-type="float">
            <text:p>0.00524924</text:p>
          </table:table-cell>
          <table:table-cell table:number-columns-repeated="1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108389" calcext:value-type="float">
            <text:p>0.0108389</text:p>
          </table:table-cell>
          <table:table-cell table:number-columns-repeated="1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197664" calcext:value-type="float">
            <text:p>0.0197664</text:p>
          </table:table-cell>
          <table:table-cell table:number-columns-repeated="10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0401858" calcext:value-type="float">
            <text:p>0.0401858</text:p>
          </table:table-cell>
          <table:table-cell table:number-columns-repeated="10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795843" calcext:value-type="float">
            <text:p>0.0795843</text:p>
          </table:table-cell>
          <table:table-cell table:number-columns-repeated="10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15753" calcext:value-type="float">
            <text:p>0.15753</text:p>
          </table:table-cell>
          <table:table-cell table:number-columns-repeated="10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315619" calcext:value-type="float">
            <text:p>0.315619</text:p>
          </table:table-cell>
          <table:table-cell table:number-columns-repeated="10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629892" calcext:value-type="float">
            <text:p>0.629892</text:p>
          </table:table-cell>
          <table:table-cell table:number-columns-repeated="10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.25904" calcext:value-type="float">
            <text:p>1.25904</text:p>
          </table:table-cell>
          <table:table-cell table:number-columns-repeated="1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.51803" calcext:value-type="float">
            <text:p>2.51803</text:p>
          </table:table-cell>
          <table:table-cell table:number-columns-repeated="1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.03556" calcext:value-type="float">
            <text:p>5.03556</text:p>
          </table:table-cell>
          <table:table-cell table:number-columns-repeated="10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0.0695" calcext:value-type="float">
            <text:p>10.0695</text:p>
          </table:table-cell>
          <table:table-cell table:number-columns-repeated="1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0.1547" calcext:value-type="float">
            <text:p>20.1547</text:p>
          </table:table-cell>
          <table:table-cell table:number-columns-repeated="10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0.292" calcext:value-type="float">
            <text:p>40.292</text:p>
          </table:table-cell>
          <table:table-cell table:number-columns-repeated="10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80.5478" calcext:value-type="float">
            <text:p>80.5478</text:p>
          </table:table-cell>
          <table:table-cell table:number-columns-repeated="10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61.161" calcext:value-type="float">
            <text:p>161.161</text:p>
          </table:table-cell>
          <table:table-cell table:number-columns-repeated="10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Ordenador Hugo</text:p>
          </table:table-cell>
          <table:table-cell table:number-columns-repeated="11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" office:value-type="float" office:value="0.0000097355" calcext:value-type="float">
            <text:p>9.74E-06</text:p>
          </table:table-cell>
          <table:table-cell table:number-columns-repeated="10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" office:value-type="float" office:value="0.0000228423" calcext:value-type="float">
            <text:p>2.28E-05</text:p>
          </table:table-cell>
          <table:table-cell table:number-columns-repeated="10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" office:value-type="float" office:value="0.0000454395" calcext:value-type="float">
            <text:p>4.54E-05</text:p>
          </table:table-cell>
          <table:table-cell table:number-columns-repeated="10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" office:value-type="float" office:value="0.0000909519" calcext:value-type="float">
            <text:p>9.10E-05</text:p>
          </table:table-cell>
          <table:table-cell table:number-columns-repeated="1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00182099" calcext:value-type="float">
            <text:p>0.000182099</text:p>
          </table:table-cell>
          <table:table-cell table:number-columns-repeated="1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00362475" calcext:value-type="float">
            <text:p>0.000362475</text:p>
          </table:table-cell>
          <table:table-cell table:number-columns-repeated="1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0629724" calcext:value-type="float">
            <text:p>0.000629724</text:p>
          </table:table-cell>
          <table:table-cell table:number-columns-repeated="1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00924242" calcext:value-type="float">
            <text:p>0.000924242</text:p>
          </table:table-cell>
          <table:table-cell table:number-columns-repeated="1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0170376" calcext:value-type="float">
            <text:p>0.00170376</text:p>
          </table:table-cell>
          <table:table-cell table:number-columns-repeated="10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0329647" calcext:value-type="float">
            <text:p>0.00329647</text:p>
          </table:table-cell>
          <table:table-cell table:number-columns-repeated="1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642198" calcext:value-type="float">
            <text:p>0.00642198</text:p>
          </table:table-cell>
          <table:table-cell table:number-columns-repeated="1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11695" calcext:value-type="float">
            <text:p>0.011695</text:p>
          </table:table-cell>
          <table:table-cell table:number-columns-repeated="1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231331" calcext:value-type="float">
            <text:p>0.0231331</text:p>
          </table:table-cell>
          <table:table-cell table:number-columns-repeated="10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0462543" calcext:value-type="float">
            <text:p>0.0462543</text:p>
          </table:table-cell>
          <table:table-cell table:number-columns-repeated="10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930816" calcext:value-type="float">
            <text:p>0.0930816</text:p>
          </table:table-cell>
          <table:table-cell table:number-columns-repeated="10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184892" calcext:value-type="float">
            <text:p>0.184892</text:p>
          </table:table-cell>
          <table:table-cell table:number-columns-repeated="10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370073" calcext:value-type="float">
            <text:p>0.370073</text:p>
          </table:table-cell>
          <table:table-cell table:number-columns-repeated="10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740571" calcext:value-type="float">
            <text:p>0.740571</text:p>
          </table:table-cell>
          <table:table-cell table:number-columns-repeated="10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.47891" calcext:value-type="float">
            <text:p>1.47891</text:p>
          </table:table-cell>
          <table:table-cell table:number-columns-repeated="1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.95795" calcext:value-type="float">
            <text:p>2.95795</text:p>
          </table:table-cell>
          <table:table-cell table:number-columns-repeated="1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.91602" calcext:value-type="float">
            <text:p>5.91602</text:p>
          </table:table-cell>
          <table:table-cell table:number-columns-repeated="10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1.8339" calcext:value-type="float">
            <text:p>11.8339</text:p>
          </table:table-cell>
          <table:table-cell table:number-columns-repeated="1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3.6632" calcext:value-type="float">
            <text:p>23.6632</text:p>
          </table:table-cell>
          <table:table-cell table:number-columns-repeated="10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7.3366" calcext:value-type="float">
            <text:p>47.3366</text:p>
          </table:table-cell>
          <table:table-cell table:number-columns-repeated="10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94.8681" calcext:value-type="float">
            <text:p>94.8681</text:p>
          </table:table-cell>
          <table:table-cell table:number-columns-repeated="10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89.315" calcext:value-type="float">
            <text:p>189.315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7T18:05:51.301371365</meta:creation-date>
    <dc:date>2020-03-17T18:13:25.934412185</dc:date>
    <meta:editing-duration>PT7M35S</meta:editing-duration>
    <meta:editing-cycles>1</meta:editing-cycles>
    <meta:document-statistic meta:table-count="1" meta:cell-count="212" meta:object-count="1"/>
    <meta:generator>LibreOffice/6.0.7.3$Linux_X86_64 LibreOffice_project/0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6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61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8" style:family="chart" style:data-style-name="N6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6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61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3cm" svg:height="9.005cm" xlink:href=".." xlink:type="simple" chart:class="chart:scatter" chart:style-name="ch1">
        <chart:legend chart:legend-position="end" svg:x="11.844cm" svg:y="3.456cm" style:legend-expansion="high" chart:style-name="ch2"/>
        <chart:plot-area chart:style-name="ch3" table:cell-range-address="Sheet1.A2:Sheet1.B27 Sheet1.B60:Sheet1.B85 Sheet1.B31:Sheet1.B56 Sheet1.B89:Sheet1.B114" chart:data-source-has-labels="row" svg:x="0.319cm" svg:y="0.18cm" svg:width="11.206cm" svg:height="8.645cm">
          <chartooo:coordinate-region svg:x="2.052cm" svg:y="0.379cm" svg:width="9.286cm" svg:height="7.79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60:Sheet1.B85" loext:label-string="ordenador_manuel" chart:class="chart:scatter">
            <chart:domain table:cell-range-address="Sheet1.A2:Sheet1.A27"/>
            <chart:data-point chart:repeated="26"/>
          </chart:series>
          <chart:series chart:style-name="ch8" chart:values-cell-range-address="Sheet1.B2:Sheet1.B27" loext:label-string="ordenador_dani" chart:class="chart:scatter">
            <chart:data-point chart:repeated="26"/>
          </chart:series>
          <chart:series chart:style-name="ch9" chart:values-cell-range-address="Sheet1.B31:Sheet1.B56" loext:label-string="ordenador_antonio" chart:class="chart:scatter">
            <chart:data-point chart:repeated="26"/>
          </chart:series>
          <chart:series chart:style-name="ch10" chart:values-cell-range-address="Sheet1.B89:Sheet1.B114" loext:label-string="ordenador_hugo" chart:class="chart:scatter">
            <chart:data-point chart:repeated="2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ordenador_manuel</text:p>
              </table:table-cell>
              <table:table-cell office:value-type="string">
                <text:p>ordenador_dani</text:p>
              </table:table-cell>
              <table:table-cell office:value-type="string">
                <text:p>ordenador_antonio</text:p>
              </table:table-cell>
              <table:table-cell office:value-type="string">
                <text:p>ordenador_hugo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1.A2:Sheet1.A27</svg:desc>
                </draw:g>
              </table:table-cell>
              <table:table-cell office:value-type="float" office:value="0.0000053377">
                <text:p>0.0000053377</text:p>
                <draw:g>
                  <svg:desc>Sheet1.B60:Sheet1.B85</svg:desc>
                </draw:g>
              </table:table-cell>
              <table:table-cell office:value-type="float" office:value="0.0000053">
                <text:p>0.0000053</text:p>
                <draw:g>
                  <svg:desc>Sheet1.B2:Sheet1.B27</svg:desc>
                </draw:g>
              </table:table-cell>
              <table:table-cell office:value-type="float" office:value="0.0000069">
                <text:p>0.0000069</text:p>
                <draw:g>
                  <svg:desc>Sheet1.B31:Sheet1.B56</svg:desc>
                </draw:g>
              </table:table-cell>
              <table:table-cell office:value-type="float" office:value="0.0000097355">
                <text:p>0.0000097355</text:p>
                <draw:g>
                  <svg:desc>Sheet1.B89:Sheet1.B1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">
                <text:p>11</text:p>
              </table:table-cell>
              <table:table-cell office:value-type="float" office:value="0.0000105068">
                <text:p>0.0000105068</text:p>
              </table:table-cell>
              <table:table-cell office:value-type="float" office:value="0.0000169">
                <text:p>0.0000169</text:p>
              </table:table-cell>
              <table:table-cell office:value-type="float" office:value="0.0000132">
                <text:p>0.0000132</text:p>
              </table:table-cell>
              <table:table-cell office:value-type="float" office:value="0.0000228423">
                <text:p>0.000022842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">
                <text:p>12</text:p>
              </table:table-cell>
              <table:table-cell office:value-type="float" office:value="0.0000235603">
                <text:p>0.0000235603</text:p>
              </table:table-cell>
              <table:table-cell office:value-type="float" office:value="0.0000214">
                <text:p>0.0000214</text:p>
              </table:table-cell>
              <table:table-cell office:value-type="float" office:value="0.0000358">
                <text:p>0.0000358</text:p>
              </table:table-cell>
              <table:table-cell office:value-type="float" office:value="0.0000454395">
                <text:p>0.000045439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">
                <text:p>13</text:p>
              </table:table-cell>
              <table:table-cell office:value-type="float" office:value="0.0000453646">
                <text:p>0.0000453646</text:p>
              </table:table-cell>
              <table:table-cell office:value-type="float" office:value="0.0000595">
                <text:p>0.0000595</text:p>
              </table:table-cell>
              <table:table-cell office:value-type="float" office:value="0.0000519">
                <text:p>0.0000519</text:p>
              </table:table-cell>
              <table:table-cell office:value-type="float" office:value="0.0000909519">
                <text:p>0.00009095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">
                <text:p>14</text:p>
              </table:table-cell>
              <table:table-cell office:value-type="float" office:value="0.0000773548">
                <text:p>0.0000773548</text:p>
              </table:table-cell>
              <table:table-cell office:value-type="float" office:value="0.0000843">
                <text:p>0.0000843</text:p>
              </table:table-cell>
              <table:table-cell office:value-type="float" office:value="0.0001017">
                <text:p>0.0001017</text:p>
              </table:table-cell>
              <table:table-cell office:value-type="float" office:value="0.000182099">
                <text:p>0.00018209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">
                <text:p>15</text:p>
              </table:table-cell>
              <table:table-cell office:value-type="float" office:value="0.000189292">
                <text:p>0.000189292</text:p>
              </table:table-cell>
              <table:table-cell office:value-type="float" office:value="0.0001714">
                <text:p>0.0001714</text:p>
              </table:table-cell>
              <table:table-cell office:value-type="float" office:value="0.0002107">
                <text:p>0.0002107</text:p>
              </table:table-cell>
              <table:table-cell office:value-type="float" office:value="0.000362475">
                <text:p>0.0003624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">
                <text:p>16</text:p>
              </table:table-cell>
              <table:table-cell office:value-type="float" office:value="0.000319303">
                <text:p>0.000319303</text:p>
              </table:table-cell>
              <table:table-cell office:value-type="float" office:value="0.0003404">
                <text:p>0.0003404</text:p>
              </table:table-cell>
              <table:table-cell office:value-type="float" office:value="0.000455">
                <text:p>0.000455</text:p>
              </table:table-cell>
              <table:table-cell office:value-type="float" office:value="0.000629724">
                <text:p>0.00062972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">
                <text:p>17</text:p>
              </table:table-cell>
              <table:table-cell office:value-type="float" office:value="0.00077074">
                <text:p>0.00077074</text:p>
              </table:table-cell>
              <table:table-cell office:value-type="float" office:value="0.0006717">
                <text:p>0.0006717</text:p>
              </table:table-cell>
              <table:table-cell office:value-type="float" office:value="0.0008081">
                <text:p>0.0008081</text:p>
              </table:table-cell>
              <table:table-cell office:value-type="float" office:value="0.000924242">
                <text:p>0.00092424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8">
                <text:p>18</text:p>
              </table:table-cell>
              <table:table-cell office:value-type="float" office:value="0.0012747">
                <text:p>0.0012747</text:p>
              </table:table-cell>
              <table:table-cell office:value-type="float" office:value="0.0013148">
                <text:p>0.0013148</text:p>
              </table:table-cell>
              <table:table-cell office:value-type="float" office:value="0.0017338">
                <text:p>0.0017338</text:p>
              </table:table-cell>
              <table:table-cell office:value-type="float" office:value="0.00170376">
                <text:p>0.0017037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">
                <text:p>19</text:p>
              </table:table-cell>
              <table:table-cell office:value-type="float" office:value="0.00255864">
                <text:p>0.00255864</text:p>
              </table:table-cell>
              <table:table-cell office:value-type="float" office:value="0.0026739">
                <text:p>0.0026739</text:p>
              </table:table-cell>
              <table:table-cell office:value-type="float" office:value="0.00336">
                <text:p>0.00336</text:p>
              </table:table-cell>
              <table:table-cell office:value-type="float" office:value="0.00329647">
                <text:p>0.0032964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">
                <text:p>20</text:p>
              </table:table-cell>
              <table:table-cell office:value-type="float" office:value="0.00524924">
                <text:p>0.00524924</text:p>
              </table:table-cell>
              <table:table-cell office:value-type="float" office:value="0.0051008">
                <text:p>0.0051008</text:p>
              </table:table-cell>
              <table:table-cell office:value-type="float" office:value="0.0069354">
                <text:p>0.0069354</text:p>
              </table:table-cell>
              <table:table-cell office:value-type="float" office:value="0.00642198">
                <text:p>0.0064219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1">
                <text:p>21</text:p>
              </table:table-cell>
              <table:table-cell office:value-type="float" office:value="0.0108389">
                <text:p>0.0108389</text:p>
              </table:table-cell>
              <table:table-cell office:value-type="float" office:value="0.0100482">
                <text:p>0.0100482</text:p>
              </table:table-cell>
              <table:table-cell office:value-type="float" office:value="0.0130473">
                <text:p>0.0130473</text:p>
              </table:table-cell>
              <table:table-cell office:value-type="float" office:value="0.011695">
                <text:p>0.01169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2">
                <text:p>22</text:p>
              </table:table-cell>
              <table:table-cell office:value-type="float" office:value="0.0197664">
                <text:p>0.0197664</text:p>
              </table:table-cell>
              <table:table-cell office:value-type="float" office:value="0.0201219">
                <text:p>0.0201219</text:p>
              </table:table-cell>
              <table:table-cell office:value-type="float" office:value="0.0255385">
                <text:p>0.0255385</text:p>
              </table:table-cell>
              <table:table-cell office:value-type="float" office:value="0.0231331">
                <text:p>0.023133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3">
                <text:p>23</text:p>
              </table:table-cell>
              <table:table-cell office:value-type="float" office:value="0.0401858">
                <text:p>0.0401858</text:p>
              </table:table-cell>
              <table:table-cell office:value-type="float" office:value="0.0402387">
                <text:p>0.0402387</text:p>
              </table:table-cell>
              <table:table-cell office:value-type="float" office:value="0.0511232">
                <text:p>0.0511232</text:p>
              </table:table-cell>
              <table:table-cell office:value-type="float" office:value="0.0462543">
                <text:p>0.046254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4">
                <text:p>24</text:p>
              </table:table-cell>
              <table:table-cell office:value-type="float" office:value="0.0795843">
                <text:p>0.0795843</text:p>
              </table:table-cell>
              <table:table-cell office:value-type="float" office:value="0.0801855">
                <text:p>0.0801855</text:p>
              </table:table-cell>
              <table:table-cell office:value-type="float" office:value="0.1050776">
                <text:p>0.1050776</text:p>
              </table:table-cell>
              <table:table-cell office:value-type="float" office:value="0.0930816">
                <text:p>0.093081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5">
                <text:p>25</text:p>
              </table:table-cell>
              <table:table-cell office:value-type="float" office:value="0.15753">
                <text:p>0.15753</text:p>
              </table:table-cell>
              <table:table-cell office:value-type="float" office:value="0.1599717">
                <text:p>0.1599717</text:p>
              </table:table-cell>
              <table:table-cell office:value-type="float" office:value="0.2047198">
                <text:p>0.2047198</text:p>
              </table:table-cell>
              <table:table-cell office:value-type="float" office:value="0.184892">
                <text:p>0.18489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6">
                <text:p>26</text:p>
              </table:table-cell>
              <table:table-cell office:value-type="float" office:value="0.315619">
                <text:p>0.315619</text:p>
              </table:table-cell>
              <table:table-cell office:value-type="float" office:value="0.3196782">
                <text:p>0.3196782</text:p>
              </table:table-cell>
              <table:table-cell office:value-type="float" office:value="0.4075724">
                <text:p>0.4075724</text:p>
              </table:table-cell>
              <table:table-cell office:value-type="float" office:value="0.370073">
                <text:p>0.37007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7">
                <text:p>27</text:p>
              </table:table-cell>
              <table:table-cell office:value-type="float" office:value="0.629892">
                <text:p>0.629892</text:p>
              </table:table-cell>
              <table:table-cell office:value-type="float" office:value="0.6388178">
                <text:p>0.6388178</text:p>
              </table:table-cell>
              <table:table-cell office:value-type="float" office:value="0.8137675">
                <text:p>0.8137675</text:p>
              </table:table-cell>
              <table:table-cell office:value-type="float" office:value="0.740571">
                <text:p>0.74057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8">
                <text:p>28</text:p>
              </table:table-cell>
              <table:table-cell office:value-type="float" office:value="1.25904">
                <text:p>1.25904</text:p>
              </table:table-cell>
              <table:table-cell office:value-type="float" office:value="1.276985">
                <text:p>1.276985</text:p>
              </table:table-cell>
              <table:table-cell office:value-type="float" office:value="1.626439">
                <text:p>1.626439</text:p>
              </table:table-cell>
              <table:table-cell office:value-type="float" office:value="1.47891">
                <text:p>1.4789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9">
                <text:p>29</text:p>
              </table:table-cell>
              <table:table-cell office:value-type="float" office:value="2.51803">
                <text:p>2.51803</text:p>
              </table:table-cell>
              <table:table-cell office:value-type="float" office:value="2.554396">
                <text:p>2.554396</text:p>
              </table:table-cell>
              <table:table-cell office:value-type="float" office:value="3.251153">
                <text:p>3.251153</text:p>
              </table:table-cell>
              <table:table-cell office:value-type="float" office:value="2.95795">
                <text:p>2.9579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0">
                <text:p>30</text:p>
              </table:table-cell>
              <table:table-cell office:value-type="float" office:value="5.03556">
                <text:p>5.03556</text:p>
              </table:table-cell>
              <table:table-cell office:value-type="float" office:value="5.105241">
                <text:p>5.105241</text:p>
              </table:table-cell>
              <table:table-cell office:value-type="float" office:value="6.519034">
                <text:p>6.519034</text:p>
              </table:table-cell>
              <table:table-cell office:value-type="float" office:value="5.91602">
                <text:p>5.9160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1">
                <text:p>31</text:p>
              </table:table-cell>
              <table:table-cell office:value-type="float" office:value="10.0695">
                <text:p>10.0695</text:p>
              </table:table-cell>
              <table:table-cell office:value-type="float" office:value="10.21178">
                <text:p>10.21178</text:p>
              </table:table-cell>
              <table:table-cell office:value-type="float" office:value="13.17781">
                <text:p>13.17781</text:p>
              </table:table-cell>
              <table:table-cell office:value-type="float" office:value="11.8339">
                <text:p>11.833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2">
                <text:p>32</text:p>
              </table:table-cell>
              <table:table-cell office:value-type="float" office:value="20.1547">
                <text:p>20.1547</text:p>
              </table:table-cell>
              <table:table-cell office:value-type="float" office:value="20.43255">
                <text:p>20.43255</text:p>
              </table:table-cell>
              <table:table-cell office:value-type="float" office:value="26.20436">
                <text:p>26.20436</text:p>
              </table:table-cell>
              <table:table-cell office:value-type="float" office:value="23.6632">
                <text:p>23.663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3">
                <text:p>33</text:p>
              </table:table-cell>
              <table:table-cell office:value-type="float" office:value="40.292">
                <text:p>40.292</text:p>
              </table:table-cell>
              <table:table-cell office:value-type="float" office:value="40.82701">
                <text:p>40.82701</text:p>
              </table:table-cell>
              <table:table-cell office:value-type="float" office:value="52.20523">
                <text:p>52.20523</text:p>
              </table:table-cell>
              <table:table-cell office:value-type="float" office:value="47.3366">
                <text:p>47.336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4">
                <text:p>34</text:p>
              </table:table-cell>
              <table:table-cell office:value-type="float" office:value="80.5478">
                <text:p>80.5478</text:p>
              </table:table-cell>
              <table:table-cell office:value-type="float" office:value="81.85065">
                <text:p>81.85065</text:p>
              </table:table-cell>
              <table:table-cell office:value-type="float" office:value="104.4314">
                <text:p>104.4314</text:p>
              </table:table-cell>
              <table:table-cell office:value-type="float" office:value="94.8681">
                <text:p>94.868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5">
                <text:p>35</text:p>
              </table:table-cell>
              <table:table-cell office:value-type="float" office:value="161.161">
                <text:p>161.161</text:p>
              </table:table-cell>
              <table:table-cell office:value-type="float" office:value="163.346">
                <text:p>163.346</text:p>
              </table:table-cell>
              <table:table-cell office:value-type="float" office:value="208.943">
                <text:p>208.943</text:p>
              </table:table-cell>
              <table:table-cell office:value-type="float" office:value="189.315">
                <text:p>189.31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